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<text:s text:c="3"/></text:span><text:span text:style-name="T2">Assignment 15.3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Explain the working of SQOOP in brief.</text:span></text:p>
      <text:p text:style-name="P1"><text:span text:style-name="T3"/></text:p>
      <text:p text:style-name="P1"><text:span text:style-name="T3"/></text:p>
      <text:p text:style-name="P1"><text:span text:style-name="T3">sqoop allows easy export or import of data contained by the relational databases like Mysql or the data warehouse systems like HDFS or the no sql systems like hbase.</text:span></text:p>
      <text:p text:style-name="P1"><text:span text:style-name="T3">there is also a provision to populate the data in form of Hive or the hbase systems.</text:span></text:p>
      <text:p text:style-name="P1"><text:span text:style-name="T3">It can also be scheduled at interval by intergrating it with oozie...</text:span></text:p>
      <text:p text:style-name="P1"><text:span text:style-name="T3"/></text:p>
      <text:p text:style-name="P1"><text:span text:style-name="T3">========================================================================</text:span></text:p>
      <text:p text:style-name="P1"><text:span text:style-name="T3"/></text:p>
      <text:p text:style-name="P1"><text:span text:style-name="T3">Import a table from Mysql to HBase table using Sqoop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the tables which is to be populated into hbase</text:span></text:p>
      <text:p text:style-name="P1"><text:span text:style-name="T3"/></text:p>
      <text:p text:style-name="P1"><text:span text:style-name="T3"/></text:p>
      <text:p text:style-name="P2"><draw:frame text:anchor-type="as-char" svg:width="152.40mm" svg:height="122.50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>creation of hbase table</text:span></text:p>
      <text:p text:style-name="P2"><text:span text:style-name="T3"/></text:p>
      <text:p text:style-name="P2"><draw:frame text:anchor-type="as-char" svg:width="109.01mm" svg:height="12.70mm" style:rel-width="scale" style:rel-height="scale"><draw:object-ole xlink:href="OleObj2"/><draw:image xlink:href="ObjectReplacements/OleObj2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sqoop comand to transfer data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text:anchor-type="as-char" svg:width="152.40mm" svg:height="20.11mm" style:rel-width="scale" style:rel-height="scale"><draw:object-ole xlink:href="OleObj3"/><draw:image xlink:href="ObjectReplacements/OleObj3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>output:</text:span></text:p>
      <text:p text:style-name="P2"><draw:frame text:anchor-type="as-char" svg:width="152.40mm" svg:height="51.06mm" style:rel-width="scale" style:rel-height="scale"><draw:object-ole xlink:href="OleObj4"/><draw:image xlink:href="ObjectReplacements/OleObj4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pan text:style-name="T3"/></text:p>
      <text:p text:style-name="P3"><text:span text:style-name="T3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